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b6cfa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b6cfa3" officeooo:paragraph-rsid="00b6cfa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2f9037"/>
    </style:style>
    <style:style style:name="P11" style:family="paragraph" style:parent-style-name="Standard">
      <style:text-properties officeooo:paragraph-rsid="0036b5e1"/>
    </style:style>
    <style:style style:name="P12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text-properties officeooo:paragraph-rsid="0036b5e1"/>
    </style:style>
    <style:style style:name="P15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P24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5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6" style:family="paragraph" style:parent-style-name="Table_20_Heading">
      <style:text-properties style:use-window-font-color="true" officeooo:rsid="00abba9b" officeooo:paragraph-rsid="00abba9b" fo:background-color="transparent"/>
    </style:style>
    <style:style style:name="P27" style:family="paragraph" style:parent-style-name="Standard">
      <style:text-properties style:text-underline-style="none" fo:font-weight="normal" officeooo:rsid="002f9037" officeooo:paragraph-rsid="001cd9e1" style:font-weight-asian="normal" style:font-weight-complex="normal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9037" style:font-weight-asian="normal" style:font-weight-complex="normal"/>
    </style:style>
    <style:style style:name="T6" style:family="text">
      <style:text-properties officeooo:rsid="00a0e313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9dd550" style:font-size-asian="10pt" style:font-size-complex="10pt"/>
    </style:style>
    <style:style style:name="T9" style:family="text">
      <style:text-properties officeooo:rsid="00b6cfa3"/>
    </style:style>
    <style:style style:name="T10" style:family="text">
      <style:text-properties officeooo:rsid="002f90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.greeting" text:name="py3o.data.greeting"/>
      </text:user-field-decls>
      <text:p text:style-name="P27"><text:user-field-get text:name="py3o.data.greeting">data.greeting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3-25T15:29:13.954631692</dc:date>
    <meta:editing-duration>P2DT6H53M41S</meta:editing-duration>
    <meta:editing-cycles>153</meta:editing-cycles>
    <meta:document-statistic meta:table-count="0" meta:image-count="1" meta:object-count="0" meta:page-count="1" meta:paragraph-count="2" meta:word-count="5" meta:character-count="24" meta:non-whitespace-character-count="21"/>
  </office:meta>
</office:document-meta>
</file>